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62.44mm"/>
    </style:style>
    <style:style style:name="co3" style:family="table-column">
      <style:table-column-properties fo:break-before="auto" style:column-width="88.32mm"/>
    </style:style>
    <style:style style:name="co4" style:family="table-column">
      <style:table-column-properties fo:break-before="auto" style:column-width="87.89mm"/>
    </style:style>
    <style:style style:name="co5" style:family="table-column">
      <style:table-column-properties fo:break-before="auto" style:column-width="62.42mm"/>
    </style:style>
    <style:style style:name="co6" style:family="table-column">
      <style:table-column-properties fo:break-before="auto" style:column-width="58.17mm"/>
    </style:style>
    <style:style style:name="co7" style:family="table-column">
      <style:table-column-properties fo:break-before="auto" style:column-width="72.18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6.02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12.33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0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59.86mm" svg:height="184.89mm" svg:x="10.28mm" svg:y="159.56mm">
            <loext:p draw:notify-on-update-of-ranges="'Sheet 1 - Table 1'.B6:'Sheet 1 - Table 1'.B10 'Sheet 1 - Table 1'.H5:'Sheet 1 - Table 1'.H5 'Sheet 1 - Table 1'.H6:'Sheet 1 - Table 1'.H10 'Sheet 1 - Table 1'.E5:'Sheet 1 - Table 1'.E5 'Sheet 1 - Table 1'.E6:'Sheet 1 - Table 1'.E10 'Sheet 1 - Table 1'.G5:'Sheet 1 - Table 1'.G5 'Sheet 1 - Table 1'.G6:'Sheet 1 - Table 1'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number-columns-repeated="245" table:default-cell-style-name="ce3"/>
        <table:table-column table:style-name="co9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2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14" office:value-type="string" calcext:value-type="string" table:number-columns-spanned="8" table:number-rows-spanned="1">
            <text:p>Medição 100.000 elementos</text:p>
          </table:table-cell>
          <table:covered-table-cell table:number-columns-repeated="7" table:style-name="ce4"/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Bubble Sort (s)</text:p>
          </table:table-cell>
          <table:table-cell table:style-name="ce5" office:value-type="string" calcext:value-type="string">
            <text:p>Tempo de Execução Quick Sort (s)</text:p>
          </table:table-cell>
          <table:table-cell table:style-name="ce5" office:value-type="string" calcext:value-type="string">
            <text:p>Speed-Up BubbleSort</text:p>
          </table:table-cell>
          <table:table-cell table:style-name="ce5" office:value-type="string" calcext:value-type="string">
            <text:p>Speed-Up(QuickSort)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 Bubble Sort</text:p>
          </table:table-cell>
          <table:table-cell table:style-name="ce5" office:value-type="string" calcext:value-type="string">
            <text:p>Eficiência Quick Sort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([.$C$6]/[.C6])" office:value-type="float" office:value="1" calcext:value-type="float">
            <text:p>1,0</text:p>
          </table:table-cell>
          <table:table-cell table:style-name="ce19" table:formula="of:=([.$D$6]/[.D6])" office:value-type="float" office:value="1" calcext:value-type="float">
            <text:p>1,0</text:p>
          </table:table-cell>
          <table:table-cell table:style-name="ce9" table:formula="of:=[.B6]" office:value-type="float" office:value="1" calcext:value-type="float">
            <text:p>1</text:p>
          </table:table-cell>
          <table:table-cell table:style-name="ce8" table:formula="of:=([.E6]/[.$G6])" office:value-type="float" office:value="1" calcext:value-type="float">
            <text:p>1,0</text:p>
          </table:table-cell>
          <table:table-cell table:style-name="ce8" table:formula="of:=([.F6]/[.$G6])" office:value-type="float" office:value="1" calcext:value-type="float">
            <text:p>1,0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([.$C$6]/[.C7])" office:value-type="float" office:value="1.5" calcext:value-type="float">
            <text:p>1,5</text:p>
          </table:table-cell>
          <table:table-cell table:style-name="ce19" table:formula="of:=([.$D$6]/[.D7])" office:value-type="float" office:value="1" calcext:value-type="float">
            <text:p>1,0</text:p>
          </table:table-cell>
          <table:table-cell table:style-name="ce9" table:formula="of:=[.B7]" office:value-type="float" office:value="3" calcext:value-type="float">
            <text:p>3</text:p>
          </table:table-cell>
          <table:table-cell table:style-name="ce8" table:formula="of:=([.E7]/[.G7])" office:value-type="float" office:value="0.5" calcext:value-type="float">
            <text:p>0,5</text:p>
          </table:table-cell>
          <table:table-cell table:style-name="ce8" table:formula="of:=([.F7]/[.$G7])" office:value-type="float" office:value="0.333333333333333" calcext:value-type="float">
            <text:p>0,3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([.$C$6]/[.C8])" office:value-type="float" office:value="2" calcext:value-type="float">
            <text:p>2,0</text:p>
          </table:table-cell>
          <table:table-cell table:style-name="ce19" table:formula="of:=([.$D$6]/[.D8])" office:value-type="float" office:value="1" calcext:value-type="float">
            <text:p>1,0</text:p>
          </table:table-cell>
          <table:table-cell table:style-name="ce9" table:formula="of:=[.B8]" office:value-type="float" office:value="7" calcext:value-type="float">
            <text:p>7</text:p>
          </table:table-cell>
          <table:table-cell table:style-name="ce8" table:formula="of:=([.E8]/[.G8])" office:value-type="float" office:value="0.285714285714286" calcext:value-type="float">
            <text:p>0,3</text:p>
          </table:table-cell>
          <table:table-cell table:style-name="ce8" table:formula="of:=([.F8]/[.$G8])" office:value-type="float" office:value="0.142857142857143" calcext:value-type="float">
            <text:p>0,1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([.$C$6]/[.C9])" office:value-type="float" office:value="2.4" calcext:value-type="float">
            <text:p>2,4</text:p>
          </table:table-cell>
          <table:table-cell table:style-name="ce19" table:formula="of:=([.$D$6]/[.D9])" office:value-type="float" office:value="1" calcext:value-type="float">
            <text:p>1,0</text:p>
          </table:table-cell>
          <table:table-cell table:style-name="ce9" table:formula="of:=[.B9]" office:value-type="float" office:value="15" calcext:value-type="float">
            <text:p>15</text:p>
          </table:table-cell>
          <table:table-cell table:style-name="ce8" table:formula="of:=([.E9]/[.G9])" office:value-type="float" office:value="0.16" calcext:value-type="float">
            <text:p>0,2</text:p>
          </table:table-cell>
          <table:table-cell table:style-name="ce8" table:formula="of:=([.F9]/[.$G9])" office:value-type="float" office:value="0.0666666666666667" calcext:value-type="float">
            <text:p>0,1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([.$C$6]/[.C10])" office:value-type="float" office:value="3" calcext:value-type="float">
            <text:p>3,0</text:p>
          </table:table-cell>
          <table:table-cell table:style-name="ce19" table:formula="of:=([.$D$6]/[.D10])" office:value-type="float" office:value="1" calcext:value-type="float">
            <text:p>1,0</text:p>
          </table:table-cell>
          <table:table-cell table:style-name="ce9" table:formula="of:=[.B10]" office:value-type="float" office:value="31" calcext:value-type="float">
            <text:p>31</text:p>
          </table:table-cell>
          <table:table-cell table:style-name="ce8" table:formula="of:=([.E10]/[.G10])" office:value-type="float" office:value="0.0967741935483871" calcext:value-type="float">
            <text:p>0,1</text:p>
          </table:table-cell>
          <table:table-cell table:style-name="ce8" table:formula="of:=([.F10]/[.$G10])" office:value-type="float" office:value="0.032258064516129" calcext:value-type="float">
            <text:p>0,0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5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23:08:23.748858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17-11-12T23:25:28.799743088</dc:date>
    <meta:generator>LibreOffice/5.3.1.2$Linux_X86_64 LibreOffice_project/30m0$Build-2</meta:generator>
    <meta:editing-duration>PT6M18S</meta:editing-duration>
    <meta:editing-cycles>5</meta:editing-cycles>
    <meta:document-statistic meta:table-count="1" meta:cell-count="49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5.987cm" svg:height="18.49cm" xlink:href=".." xlink:type="simple" chart:class="chart:bar" chart:style-name="ch1">
        <chart:title svg:x="8.341cm" svg:y="0.501cm" chart:style-name="ch2">
          <text:p>Aplicação / Máquina</text:p>
        </chart:title>
        <chart:legend svg:x="6.265cm" svg:y="17.605cm" style:legend-expansion="custom" chartooo:width="12.725cm" chartooo:height="0.807cm" style:legend-expansion-aspect-ratio="15.7682775712515" chart:style-name="ch3"/>
        <chart:plot-area chart:style-name="ch4" table:cell-range-address="'Sheet 1 - Table 1'.B6:'Sheet 1 - Table 1'.B10 'Sheet 1 - Table 1'.G5:'Sheet 1 - Table 1'.H10 'Sheet 1 - Table 1'.E5:'Sheet 1 - Table 1'.E10" chart:data-source-has-labels="both" svg:x="1.663cm" svg:y="1.517cm" svg:width="21.47cm" svg:height="14.453cm">
          <chartooo:coordinate-region svg:x="2.69cm" svg:y="1.729cm" svg:width="19.681cm" svg:height="13.568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1.113cm" svg:y="16.185cm" chart:style-name="ch7">
              <text:p>Núcleos</text:p>
            </chart:title>
          </chart:axis>
          <chart:axis chart:dimension="y" chart:name="primary-y" chart:style-name="ch8">
            <chart:title svg:x="23.371cm" svg:y="6.844cm" chart:style-name="ch7">
              <text:p>Eficiência</text:p>
            </chart:title>
          </chart:axis>
          <chart:axis chart:dimension="y" chart:name="secondary-y" chart:style-name="ch9">
            <chart:title svg:x="0.27cm" svg:y="5.151cm" chart:style-name="ch10">
              <text:p>Fator de Aceleração</text:p>
            </chart:title>
          </chart:axis>
          <chart:series chart:attached-axis="primary-y" chart:style-name="ch11" chart:values-cell-range-address="'Sheet 1 - Table 1'.H6:'Sheet 1 - Table 1'.H10" chart:label-cell-address="'Sheet 1 - Table 1'.H5:'Sheet 1 - Table 1'.H5" chart:class="chart:bar">
            <chart:data-point chart:repeated="5"/>
          </chart:series>
          <chart:series chart:attached-axis="secondary-y" chart:style-name="ch12" chart:values-cell-range-address="'Sheet 1 - Table 1'.E6:'Sheet 1 - Table 1'.E10" chart:label-cell-address="'Sheet 1 - Table 1'.E5:'Sheet 1 - Table 1'.E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5:'Sheet 1 - Table 1'.H5</svg:desc>
                </draw:g>
              </table:table-cell>
              <table:table-cell office:value-type="string">
                <text:p>Speed-Up BubbleSort</text:p>
                <draw:g>
                  <svg:desc>'Sheet 1 - Table 1'.E5:'Sheet 1 - Table 1'.E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6:'Sheet 1 - Table 1'.H10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2.4">
                <text:p>2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